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Bats" svg:font-family="StarBats" style:font-charset="x-symbol"/>
    <style:font-face style:name="Noticia Text" svg:font-family="'Noticia Text', Times, 'SBL Greek', serif"/>
    <style:font-face style:name="Open Sans" svg:font-family="'Open Sans', Helvetica, 'GFS Neohellenic',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681in" table:align="margins"/>
    </style:style>
    <style:style style:name="Table1.A" style:family="table-column">
      <style:table-column-properties style:column-width="1.6042in" style:rel-column-width="2310*"/>
    </style:style>
    <style:style style:name="Table1.B" style:family="table-column">
      <style:table-column-properties style:column-width="1.7708in" style:rel-column-width="2550*"/>
    </style:style>
    <style:style style:name="Table1.C" style:family="table-column">
      <style:table-column-properties style:column-width="2.2604in" style:rel-column-width="3255*"/>
    </style:style>
    <style:style style:name="Table1.D" style:family="table-column">
      <style:table-column-properties style:column-width="0.6326in" style:rel-column-width="911*"/>
    </style:style>
    <style:style style:name="Table2" style:family="table">
      <style:table-properties style:width="6.2785in" fo:margin-left="-0.0104in" fo:margin-right="0in" table:align="margins"/>
    </style:style>
    <style:style style:name="Table2.A" style:family="table-column">
      <style:table-column-properties style:column-width="1.4375in" style:rel-column-width="2070*"/>
    </style:style>
    <style:style style:name="Table2.B" style:family="table-column">
      <style:table-column-properties style:column-width="1.9583in" style:rel-column-width="2820*"/>
    </style:style>
    <style:style style:name="Table2.C" style:family="table-column">
      <style:table-column-properties style:column-width="2.5208in" style:rel-column-width="3630*"/>
    </style:style>
    <style:style style:name="Table2.D" style:family="table-column">
      <style:table-column-properties style:column-width="0.3618in" style:rel-column-width="521*"/>
    </style:style>
    <style:style style:name="P1" style:family="paragraph" style:parent-style-name="Frame_20_contents" style:list-style-name="L7"/>
    <style:style style:name="P2" style:family="paragraph" style:parent-style-name="Frame_20_contents" style:list-style-name="L8"/>
    <style:style style:name="P3" style:family="paragraph" style:parent-style-name="Frame_20_contents" style:list-style-name="List1"/>
    <style:style style:name="P4" style:family="paragraph" style:parent-style-name="Frame_20_contents" style:list-style-name="L9"/>
    <style:style style:name="P5" style:family="paragraph" style:parent-style-name="Frame_20_contents" style:list-style-name="L10"/>
    <style:style style:name="P6" style:family="paragraph" style:parent-style-name="Frame_20_contents" style:list-style-name="L11"/>
    <style:style style:name="P7" style:family="paragraph" style:parent-style-name="Frame_20_contents" style:list-style-name="L12"/>
    <style:style style:name="P8" style:family="paragraph" style:parent-style-name="Frame_20_contents" style:list-style-name="L7">
      <style:paragraph-properties fo:margin-left="0in" fo:margin-right="0in" fo:margin-top="0.1661in" fo:margin-bottom="0in" fo:text-indent="0.2in" style:auto-text-indent="false"/>
    </style:style>
    <style:style style:name="P9" style:family="paragraph" style:parent-style-name="Frame_20_contents" style:list-style-name="L8">
      <style:paragraph-properties fo:margin-left="0in" fo:margin-right="0in" fo:margin-top="0.1661in" fo:margin-bottom="0in" fo:text-indent="0.2in" style:auto-text-indent="false"/>
      <style:text-properties fo:font-weight="bold" style:font-weight-asian="bold" style:font-weight-complex="bold"/>
    </style:style>
    <style:style style:name="P10" style:family="paragraph" style:parent-style-name="Heading_20_4"/>
    <style:style style:name="P11" style:family="paragraph" style:parent-style-name="Heading_20_3"/>
    <style:style style:name="P12" style:family="paragraph" style:parent-style-name="Heading_20_3" style:master-page-name="MP0">
      <style:paragraph-properties style:page-number="auto" fo:break-before="page"/>
    </style:style>
    <style:style style:name="P13" style:family="paragraph" style:parent-style-name="Standard" style:list-style-name="L1"/>
    <style:style style:name="P14" style:family="paragraph" style:parent-style-name="Standard" style:list-style-name="List1"/>
    <style:style style:name="P15" style:family="paragraph" style:parent-style-name="Standard" style:list-style-name="L13"/>
    <style:style style:name="P16" style:family="paragraph" style:parent-style-name="Standard" style:list-style-name="L14"/>
    <style:style style:name="P17" style:family="paragraph" style:parent-style-name="Standard" style:list-style-name="L15"/>
    <style:style style:name="P18" style:family="paragraph" style:parent-style-name="Standard" style:list-style-name="L16"/>
    <style:style style:name="P19" style:family="paragraph" style:parent-style-name="Standard" style:list-style-name="L17"/>
    <style:style style:name="P20" style:family="paragraph" style:parent-style-name="Standard">
      <style:paragraph-properties fo:margin-left="0in" fo:margin-right="0in" fo:margin-top="0.1661in" fo:margin-bottom="0in" fo:text-indent="0.2in" style:auto-text-indent="false"/>
    </style:style>
    <style:style style:name="P21" style:family="paragraph" style:parent-style-name="Standard">
      <style:paragraph-properties fo:margin-left="0in" fo:margin-right="0in" fo:margin-top="0.1661in" fo:margin-bottom="0in" fo:text-indent="0.2in" style:auto-text-indent="false"/>
      <style:text-properties fo:font-weight="normal" style:font-weight-asian="normal" style:font-weight-complex="normal"/>
    </style:style>
    <style:style style:name="P22" style:family="paragraph" style:parent-style-name="Standard">
      <style:paragraph-properties fo:margin-left="0in" fo:margin-right="0in" fo:margin-top="0.1661in" fo:margin-bottom="0in" fo:text-indent="0.2in" style:auto-text-indent="false"/>
      <style:text-properties fo:font-weight="bold" style:font-weight-asian="bold" style:font-weight-complex="bold"/>
    </style:style>
    <style:style style:name="P23" style:family="paragraph" style:parent-style-name="Standard" style:master-page-name="MP0">
      <style:paragraph-properties style:page-number="auto" fo:break-before="page"/>
    </style:style>
    <style:style style:name="P24" style:family="paragraph" style:parent-style-name="Heading_20_2"/>
    <style:style style:name="T1" style:family="text">
      <style:text-properties fo:font-variant="normal" fo:text-transform="none" fo:color="#2393bd" style:font-name="Noticia Text" fo:font-size="24pt" fo:font-style="italic" fo:font-weight="normal"/>
    </style:style>
    <style:style style:name="fr1" style:family="graphic" style:parent-style-name="textbox">
      <style:graphic-properties style:vertical-pos="from-top" style:vertical-rel="paragraph" style:horizontal-pos="center" style:horizontal-rel="paragraph"/>
    </style:style>
    <style:style style:name="fr2" style:family="graphic" style:parent-style-name="textbox">
      <style:graphic-properties style:vertical-pos="from-top" style:vertical-rel="paragraph"/>
    </style:style>
    <style:style style:name="Sect1" style:family="section">
      <style:section-properties style:editable="false">
        <style:columns fo:column-count="1" fo:column-gap="0in"/>
      </style:section-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hapter 2: Organizational and managerial wisdom</text:h>
      <text:section text:style-name="Sect1" text:name="chapter-organizational-and-managerial-wisdom">
        <text:h text:style-name="Heading_20_3" text:outline-level="3"><text:bookmark text:name="chapter-organizational-and-managerial-wisdom"/>Organizational and managerial wisdom</text:h>
        <text:h text:style-name="Heading_20_4" text:outline-level="4">Learning Objectives</text:h>
        <text:p text:style-name="P20">In this chapter, you will learn the following.</text:p>
        <text:list xml:id="list34257248" text:style-name="L7">
          <text:list-item>
            <text:p text:style-name="P1">What an organization is</text:p>
          </text:list-item>
          <text:list-item>
            <text:p text:style-name="P1">Individual aspects of wisdom</text:p>
          </text:list-item>
          <text:list-item>
            <text:p text:style-name="P1">Group aspects of wisdom</text:p>
          </text:list-item>
          <text:list-item>
            <text:p text:style-name="P1">Organizational elements of wisdom</text:p>
          </text:list-item>
          <text:list-item>
            <text:p text:style-name="P8">Strategic elements of wisdom</text:p>
          </text:list-item>
        </text:list>
        <text:p text:style-name="P20">This chapter will first define what organizations are. Then, it delves into specific characteristics of organizational wisdom.</text:p>
        <text:list xml:id="list34264847" text:style-name="L1">
          <text:list-item>
            <text:p text:style-name="P13">Organizations are composed of individuals, so it initially focuses on the attributes of <text:span text:style-name="italic">individual</text:span> wisdom.</text:p>
          </text:list-item>
          <text:list-item>
            <text:p text:style-name="P13">In organizations, individuals seldom work alone, but rather in groups. The subsequent section, therefore, explores wisdom in <text:span text:style-name="italic">groups</text:span>.</text:p>
          </text:list-item>
          <text:list-item>
            <text:p text:style-name="P13">Following that, this chapter explores wisdom at the level of the <text:span text:style-name="italic">organization</text:span>.</text:p>
          </text:list-item>
          <text:list-item>
            <text:p text:style-name="P13">Then, since organizations are embedded in society with multiple stakeholder groups, this section explores wisdom at this <text:span text:style-name="italic">strategic</text:span> level.</text:p>
          </text:list-item>
        </text:list>
        <text:p text:style-name="P20">As you read these following sections, look for the threads of the three structures identified above (values, knowledge, and action).</text:p>
      </text:section>
      <text:section text:style-name="Sect1" text:name="chapter-filler">
        <text:h text:style-name="Heading_20_3" text:outline-level="3"><text:bookmark text:name="chapter-filler"/>What is an organization?</text:h>
        <text:p text:style-name="P20">Before we get too deep into the study of organizational wisdom, let us first establish what organizations are.</text:p>
        <text:p text:style-name="P20">An organization is a collection of people who collectively work towards a common purpose. Generally, organizations possess some form of hierarchy and division of labour–that is, it has some form of structure.</text:p>
        <text:p text:style-name="P20">This structure may be formal, such as in a publicly-traded company where policies and procedures define who does what and how they do it. Alternatively, the structure might be informal, such as a student-team you join as part of a group project for a course where you agree amongst yourselves who does what and how they do it.</text:p>
        <text:p text:style-name="P20">Importantly, organizations are what we call “open systems.” An open system means the organization has an effect on and is affected by the outside world.<text:note text:id="ftn20" text:note-class="footnote"><text:note-citation>1</text:note-citation><text:note-body><text:p text:style-name="Footnote"/></text:note-body></text:note></text:p>
        <text:p text:style-name="P20"><text:soft-page-break/>The group’s structure (i.e., its hierarchy and division of labour) separates an organization from, say, a group of friends hanging out. Thus, a sports team, with coaches, team captains, and players who play specific positions, is an organization. You and your buddies watching movies on Friday night lack a hierarchy and division of labour and thus are not an organization.</text:p>
        <text:p text:style-name="P20">Organizations come in many sizes, ranging from small teams with just a couple of members to massive corporations with thousands of employees. Note, large organizations are often composed of many smaller sub-groups. For example, a single business may consist of several departments, such as accounting, manufacturing, marketing, and human resources.</text:p>
        <text:p text:style-name="P20">Each of these departments will have their hierarchy and division of labour, and so are organizations in their own right. In such situations, the business would be the primary organization while the departments are sub-organizations. If those departments are large enough, they may have sub-organizations of their own.</text:p>
        <text:p text:style-name="P20">The concepts in this textbook apply to any size and type of organization, though it will emphasize larger organizations that consist of several sub-organizations. When this textbook uses the word “group,” it is referring to sub-organizations. When it uses the word “organization,” it is referring to the primary organization.</text:p>
        <text:p text:style-name="P22">Key Takeaways</text:p>
        <text:p text:style-name="P20">An organization:</text:p>
        <text:list xml:id="list34237792" text:style-name="L8">
          <text:list-item>
            <text:p text:style-name="P2">Consists of a group of people collectively working towards a common purpose.</text:p>
          </text:list-item>
          <text:list-item>
            <text:p text:style-name="P2">Has structure–hierarchy and division of labour</text:p>
          </text:list-item>
          <text:list-item>
            <text:p text:style-name="P2">Can be big or small</text:p>
          </text:list-item>
          <text:list-item>
            <text:p text:style-name="P9">May consist of multiple sub-organizations</text:p>
          </text:list-item>
        </text:list>
        <text:p text:style-name="P20"> </text:p>
      </text:section>
      <text:section text:style-name="Sect1" text:name="chapter-individual-aspects-of-wisdom">
        <text:h text:style-name="Heading_20_3" text:outline-level="3"><text:bookmark text:name="chapter-individual-aspects-of-wisdom"/><text:span text:style-name="T1">Individual aspects of wisdom</text:span></text:h>
        <text:p text:style-name="P20">Once we join an organization, life can become complicated. We face pressures to conform to group norms and expectations. We may face competition from associates for advancement. Outside forces may threaten the organization’s survival, putting pressure on you to fight for the firm’s existence.</text:p>
        <text:p text:style-name="P20">These pressures can lead us to take actions that we would never agree to outside the organization. For example, most people would not choose to dump chemical waste in a river, yet organizations do this regularly. People like you and me run those organizations, and those people agreed to do that.</text:p>
        <text:p text:style-name="P20">We will discuss the forces that lead good people to make questionable choices at length in this book’s final chapter. For now, the following sections introduce the tools of wisdom that can help us navigate this turbulent sea of organizational life.</text:p>
        <text:p text:style-name="P20">It starts by introducing the challenges of organizational life that make wise action difficult and then shifts to discuss how individual wisdom can help you find your way.</text:p>
        <text:h text:style-name="Heading_20_4" text:outline-level="4"><text:soft-page-break/>Challenges of life in organizations</text:h>
        <text:p text:style-name="P20">Organizations are often competitive environments where self-interest can undermine good intentions. Often, achieving personal success in organizations forces individuals to face moral dilemmas.<text:note text:id="ftn21" text:note-class="footnote"><text:note-citation>2</text:note-citation><text:note-body><text:p text:style-name="Footnote"/></text:note-body></text:note> This desire to win (or simply to not lose) can lead us to make choices that negatively affect ourselves and our society.<text:note text:id="ftn22" text:note-class="footnote"><text:note-citation>3</text:note-citation><text:note-body><text:p text:style-name="Footnote"/></text:note-body></text:note><text:note text:id="ftn23" text:note-class="footnote"><text:note-citation>4</text:note-citation><text:note-body><text:p text:style-name="Footnote"/></text:note-body></text:note></text:p>
        <text:p text:style-name="P20">The absence of wisdom leads to five cognitive fallacies:<text:note text:id="ftn24" text:note-class="footnote"><text:note-citation>5</text:note-citation><text:note-body><text:p text:style-name="Footnote"/></text:note-body></text:note></text:p>
        <text:list xml:id="list34240769" text:style-name="List1">
          <text:list-item>
            <text:p text:style-name="P14">The fallacy of egocentrism (the belief one should be the center of attention),</text:p>
          </text:list-item>
          <text:list-item>
            <text:p text:style-name="P14">The fallacy of omnipotence (the belief that one can make others follow your every wish),</text:p>
          </text:list-item>
          <text:list-item>
            <text:p text:style-name="P14">The fallacy of omniscience (the assumption that one knows everything they need to know),</text:p>
          </text:list-item>
          <text:list-item>
            <text:p text:style-name="P14">The fallacy of invulnerability (the belief that no harm will come to you), and</text:p>
          </text:list-item>
          <text:list-item>
            <text:p text:style-name="P14">The fallacy of unrealistic optimism (the idea that everything will work out all right).</text:p>
          </text:list-item>
        </text:list>
        <text:p text:style-name="P20">When individuals face morally complex situations with these cognitive fallacies, their actions at best are ineffective, but at worst are harmful.</text:p>
        <text:h text:style-name="Heading_20_4" text:outline-level="4">How wisdom helps individuals overcome these challenges</text:h>
        <text:p text:style-name="P20">The previous section painted a bleak picture of organizational life. It is not all bad, however. For example, self-interest is not the only value that dominates in organizations. Human nature is complex. There are many instances where desires other than self-interest influence behaviour, such as punishing those who act unfairly, helping those in need, and living by a code of conduct.<text:note text:id="ftn25" text:note-class="footnote"><text:note-citation>6</text:note-citation><text:note-body><text:p text:style-name="Footnote"/></text:note-body></text:note> So, there are elements in any organization that individuals can leverage to face their problems constructively and consistent with their moral code.</text:p>
        <text:p text:style-name="P20">Wisdom helps individuals navigate these challenging organizational environments through three dimensions:</text:p>
        <text:list xml:id="list2609667097437410427" text:style-name="L13">
          <text:list-item>
            <text:p text:style-name="P15">Providing insights into human affairs, which improves individuals’ ability to lead others</text:p>
          </text:list-item>
          <text:list-item>
            <text:p text:style-name="P15">Developing tools to manage relationships, which improves individuals’ ability to deal with others’ emotions</text:p>
          </text:list-item>
          <text:list-item>
            <text:p text:style-name="P15">Strengthening personal self-control, which improves individuals’ ability to react thoughtfully to situations of high emotion<text:note text:id="ftn26" text:note-class="footnote"><text:note-citation>7</text:note-citation><text:note-body><text:p text:style-name="Footnote"/></text:note-body></text:note></text:p>
          </text:list-item>
        </text:list>
        <text:p text:style-name="P20">To help us consider how individuals can develop these above attributes, this text is going to introduce a new term: <text:span text:style-name="italic">phronesis</text:span>.<text:note text:id="ftn27" text:note-class="footnote"><text:note-citation>8</text:note-citation><text:note-body><text:p text:style-name="Footnote"/></text:note-body></text:note></text:p>
        <text:p text:style-name="P20"><text:soft-page-break/> </text:p>
        <text:p text:style-name="Standard"><draw:frame draw:style-name="fr1" draw:name="27" text:anchor-type="paragraph" svg:y="0in" svg:width="6.2681in" draw:z-index="0"><draw:text-box fo:min-height="1in"><text:p text:style-name="P20">Phronesis (<text:a xlink:type="simple" xlink:href="https://en.wikipedia.org/wiki/Ancient_Greek_language" text:style-name="Internet_20_link" text:visited-style-name="Visited_20_Internet_20_Link">Ancient Greek</text:a>: <text:a xlink:type="simple" xlink:href="https://en.wiktionary.org/wiki/φρόνησις" text:style-name="Internet_20_link" text:visited-style-name="Visited_20_Internet_20_Link">φρόνησῐς</text:a>, <text:a xlink:type="simple" xlink:href="https://en.wikipedia.org/wiki/Romanization_of_Ancient_Greek" text:style-name="Internet_20_link" text:visited-style-name="Visited_20_Internet_20_Link">romanized</text:a>: phrónēsis) is an Ancient Greek word for a type of <text:a xlink:type="simple" xlink:href="https://en.wikipedia.org/wiki/Wisdom" text:style-name="Internet_20_link" text:visited-style-name="Visited_20_Internet_20_Link">wisdom</text:a> or <text:a xlink:type="simple" xlink:href="https://en.wikipedia.org/wiki/Intelligence" text:style-name="Internet_20_link" text:visited-style-name="Visited_20_Internet_20_Link">intelligence</text:a>. It is more specifically a type of wisdom relevant to practical action, implying both good judgement (sic) and excellence of character and habits, or practical virtue …</text:p><text:p text:style-name="P20">The word was used in Greek philosophy, and such discussions are still influential today … Because of its practical character, when it is not simply translated by words meaning wisdom or intelligence, it is often translated as “practical wisdom“, and sometimes (more traditionally) as “<text:a xlink:type="simple" xlink:href="https://en.wikipedia.org/wiki/Prudence" text:style-name="Internet_20_link" text:visited-style-name="Visited_20_Internet_20_Link">prudence</text:a>“, from Latin <text:a xlink:type="simple" xlink:href="https://en.wiktionary.org/wiki/prudentia" text:style-name="Internet_20_link" text:visited-style-name="Visited_20_Internet_20_Link">prudentia</text:a>. <text:a xlink:type="simple" xlink:href="https://en.wikipedia.org/wiki/Thomas_McEvilley" text:style-name="Internet_20_link" text:visited-style-name="Visited_20_Internet_20_Link">Thomas McEvilley</text:a> has proposed that the best translation is “<text:a xlink:type="simple" xlink:href="https://en.wikipedia.org/wiki/Mindfulness" text:style-name="Internet_20_link" text:visited-style-name="Visited_20_Internet_20_Link">mindfulness</text:a>.”</text:p><text:p text:style-name="P20"> </text:p><text:p text:style-name="P20"><text:a xlink:type="simple" xlink:href="https://en.wikipedia.org/wiki/Phronesis" text:style-name="Internet_20_link" text:visited-style-name="Visited_20_Internet_20_Link">“Phronesis”</text:a> by <text:a xlink:type="simple" xlink:href="https://en.wikipedia.org/wiki/Main_Page" text:style-name="Internet_20_link" text:visited-style-name="Visited_20_Internet_20_Link">Wikipedia</text:a> is licensed under <text:a xlink:type="simple" xlink:href="http://creativecommons.org/licenses/by-sa/4.0" text:style-name="Internet_20_link" text:visited-style-name="Visited_20_Internet_20_Link">CC BY-SA 4.0</text:a></text:p></draw:text-box></draw:frame></text:p>
        <text:p text:style-name="P20">By developing their <text:span text:style-name="italic">phronesis</text:span>, individuals can strengthen the attributes needed to manage organizational life’s challenging aspects. And good news, developing <text:span text:style-name="italic">phronesis</text:span> is something we can all choose to do.</text:p>
        <text:p text:style-name="P20">Individuals who wish to develop their <text:span text:style-name="italic">phronesis</text:span>:</text:p>
        <text:list xml:id="list4381625564320551736" text:style-name="L14">
          <text:list-item>
            <text:p text:style-name="P16">Learn from experience and help others understand their situation in a way that leads to practical action.<text:note text:id="ftn28" text:note-class="footnote"><text:note-citation>9</text:note-citation><text:note-body><text:p text:style-name="Footnote"/></text:note-body></text:note></text:p>
          </text:list-item>
          <text:list-item>
            <text:p text:style-name="P16">Exhibit a mix of humility and open-mindedness that allows them to make sound judgments in complex and ambiguous situations over the short- and long-term. They recognize the limitations of their knowledge and are willing to learn and experiment.<text:note text:id="ftn29" text:note-class="footnote"><text:note-citation>10</text:note-citation><text:note-body><text:p text:style-name="Footnote"/></text:note-body></text:note></text:p>
          </text:list-item>
          <text:list-item>
            <text:p text:style-name="P16">Focus on the needs of specific situations rather than general laws. They assess a situation and judge whether they should apply general rules or make an exception.<text:note text:id="ftn30" text:note-class="footnote"><text:note-citation>11</text:note-citation><text:note-body><text:p text:style-name="Footnote"/></text:note-body></text:note></text:p>
          </text:list-item>
          <text:list-item>
            <text:p text:style-name="P16">Can operate in complex environments where there are different issues and no apparent ‘right answer’ to the problems they face.<text:note text:id="ftn31" text:note-class="footnote"><text:note-citation>12</text:note-citation><text:note-body><text:p text:style-name="Footnote"/></text:note-body></text:note></text:p>
          </text:list-item>
          <text:list-item>
            <text:p text:style-name="P16">Bring their whole person to bear when dealing with complex situations–their emotions, character, intelligence, and creativity.<text:note text:id="ftn32" text:note-class="footnote"><text:note-citation>13</text:note-citation><text:note-body><text:p text:style-name="Footnote"/></text:note-body></text:note></text:p>
          </text:list-item>
          <text:list-item>
            <text:p text:style-name="P16">Recognize how the unique strengths of other individuals involved in the situation can help address the problems faced.<text:note text:id="ftn33" text:note-class="footnote"><text:note-citation>14</text:note-citation><text:note-body><text:p text:style-name="Footnote"/></text:note-body></text:note></text:p>
          </text:list-item>
        </text:list>
        <text:p text:style-name="P20">As you work your way through this textbook, you will acquire tools and insights that will help you develop your own <text:span text:style-name="italic">phronesis</text:span>.</text:p>
        <text:p text:style-name="Standard"><draw:frame draw:style-name="fr1" draw:name="28" text:anchor-type="paragraph" svg:y="0in" svg:width="6.2681in" draw:z-index="1"><draw:text-box fo:min-height="1in"><text:p text:style-name="Standard"><draw:frame draw:style-name="fr1" draw:name="29" text:anchor-type="paragraph" svg:y="0in" svg:width="6.2681in" draw:z-index="2"><draw:text-box fo:min-height="1in"><text:p text:style-name="P20">Exercises</text:p></draw:text-box></draw:frame></text:p><text:p text:style-name="Standard"><draw:frame draw:style-name="fr1" draw:name="30" text:anchor-type="paragraph" svg:y="0in" svg:width="6.2681in" draw:z-index="3"><draw:text-box fo:min-height="1in"><text:p text:style-name="P20">The above description of the qualities of people exhibiting <text:span text:style-name="italic">phronesis</text:span> often refers to situations of complexity. These situations may involve many different people with different perspectives and desires.</text:p><text:p text:style-name="P20">There may be contradictory issues (e.g., some information may suggest one course of action is best; other information may argue against it). There may be no single ‘right answer’ to the problem people face–that is, every option has good and bad trade-offs.</text:p><text:list xml:id="list34245746" text:style-name="List1"><text:list-item><text:p text:style-name="P3">Can you think of an example of this type of situation? Think about your own experiences. Perhaps you and your group of friends or family experienced a problem like this. Are there social issues in the world today that fit this description? Once you have this example in mind, describe it. What makes it complex? What are the conflicting issues? Why is there no clear ‘right answer’ to the problem?</text:p></text:list-item><text:list-item><text:p text:style-name="P3">Describe how a person exhibiting <text:span text:style-name="italic">phronesis</text:span> might approach the situation you have described.</text:p></text:list-item><text:list-item><text:p text:style-name="P3">Consider the Five Cognitive Fallacies listed above. How would each of those fallacies make it harder to resolve the situation you have described?</text:p></text:list-item></text:list></draw:text-box></draw:frame></text:p></draw:text-box></draw:frame><text:soft-page-break/></text:p>
        <text:p text:style-name="Standard"><draw:frame draw:style-name="fr1" draw:name="31" text:anchor-type="paragraph" svg:y="0in" svg:width="6.2681in" draw:z-index="4"><draw:text-box fo:min-height="1in"><text:p text:style-name="Standard"><draw:frame draw:style-name="fr1" draw:name="32" text:anchor-type="paragraph" svg:y="0in" svg:width="6.2681in" draw:z-index="5"><draw:text-box fo:min-height="1in"><text:p text:style-name="P20">Key Takeaways</text:p></draw:text-box></draw:frame></text:p><text:p text:style-name="Standard"><draw:frame draw:style-name="fr1" draw:name="33" text:anchor-type="paragraph" svg:y="0in" svg:width="6.2681in" draw:z-index="6"><draw:text-box fo:min-height="1in"><text:list xml:id="list34238296" text:style-name="L9"><text:list-item><text:p text:style-name="P4">Wise individuals exhibit <text:span text:style-name="italic">phronesis</text:span>.</text:p></text:list-item></text:list></draw:text-box></draw:frame></text:p></draw:text-box></draw:frame></text:p>
      </text:section>
      <text:section text:style-name="Sect1" text:name="chapter-group-aspects-of-wisdom">
        <text:h text:style-name="P12" text:outline-level="3"><text:bookmark text:name="chapter-group-aspects-of-wisdom"/><text:span text:style-name="T1">Group aspects of wisdom</text:span></text:h>
        <text:p text:style-name="P20">The above describes the characteristics of individuals exhibiting <text:span text:style-name="italic">phronesis. O</text:span>rganizations, however, often require groups of individuals to work together.</text:p>
        <text:p text:style-name="P20">Working in groups adds to the complexity individuals encounter–for example, people in the same group may differ in their goals, morals, and knowledge. These differences may lead to negotiations where self-interest, lack of trust, and desperation may undermine the group’s ability to act wisely.<text:note text:id="ftn34" text:note-class="footnote"><text:note-citation>15</text:note-citation><text:note-body><text:p text:style-name="Footnote"/></text:note-body></text:note></text:p>
        <text:p text:style-name="P20">Moreover, teams may face different tensions and stresses than individuals. These tensions include:<text:note text:id="ftn35" text:note-class="footnote"><text:note-citation>16</text:note-citation><text:note-body><text:p text:style-name="Footnote"/></text:note-body></text:note></text:p>
        <text:list xml:id="list1241056172248310828" text:style-name="L15">
          <text:list-item>
            <text:p text:style-name="P17">Individuals’ needs may conflict with the group’s needs.</text:p>
          </text:list-item>
          <text:list-item>
            <text:p text:style-name="P17">External requirements placed on the team may conflict with the team’s internal demands.</text:p>
          </text:list-item>
          <text:list-item>
            <text:p text:style-name="P17">Short-term goals may conflict with long-term goals.</text:p>
          </text:list-item>
          <text:list-item>
            <text:p text:style-name="P17">Multiple priorities may conflict with each other.</text:p>
          </text:list-item>
        </text:list>
        <text:p text:style-name="P20">What a mess! Consequently, attributes that lead to individual wisdom may be insufficient to translate into group wisdom.<text:note text:id="ftn36" text:note-class="footnote"><text:note-citation>17</text:note-citation><text:note-body><text:p text:style-name="Footnote"/></text:note-body></text:note> What additional attributes must individuals within groups exhibit to allow groups to act wisely?</text:p>
        <text:p text:style-name="P20">To manage these tensions well, individuals within a group must know their own emotions and how those emotions impact their behaviour. They further need the ability to read the emotions of others and understand how that influences their behaviour.</text:p>
        <text:p text:style-name="P20">Armed with this awareness, individuals must demonstrate an ability to manage these emotions productively.<text:note text:id="ftn37" text:note-class="footnote"><text:note-citation>18</text:note-citation><text:note-body><text:p text:style-name="Footnote"/></text:note-body></text:note> That is, they must possess social and emotional intelligence.<text:note text:id="ftn38" text:note-class="footnote"><text:note-citation>19</text:note-citation><text:note-body><text:p text:style-name="Footnote"/></text:note-body></text:note> In addition to social and emotional intelligence, we must recognize that group wisdom is context-dependent–different teams in different situations experience different tensions. Thus, in addition to social and emotional intelligence, individuals in wise teams must also exhibit flexibility and adaptability.<text:note text:id="ftn39" text:note-class="footnote"><text:note-citation>20</text:note-citation><text:note-body><text:p text:style-name="Footnote"/></text:note-body></text:note></text:p>
        <text:p text:style-name="P20">Diverse cultural backgrounds among group members may further exacerbate these difficulties. As described above, different cultures perceive wisdom differently. Cultures may prioritize different values, possess different knowledge and different ways of understanding the world, and may possess a different view of taking effective action. In these circumstances, individuals must also possess cultural intelligence to facilitate wise group action.<text:note text:id="ftn40" text:note-class="footnote"><text:note-citation>21</text:note-citation><text:note-body><text:p text:style-name="Footnote"/></text:note-body></text:note></text:p>
        <text:p text:style-name="P20">Cultural intelligence is an individual’s ability to adapt to different cultural settings.<text:note text:id="ftn41" text:note-class="footnote"><text:note-citation>22</text:note-citation><text:note-body><text:p text:style-name="Footnote"/></text:note-body></text:note> <text:soft-page-break/>Individuals can develop their cultural intelligence as follows.<text:note text:id="ftn42" text:note-class="footnote"><text:note-citation>23</text:note-citation><text:note-body><text:p text:style-name="Footnote"/></text:note-body></text:note></text:p>
        <text:list xml:id="list2505860828587880901" text:style-name="L16">
          <text:list-item>
            <text:p text:style-name="P18">Understand how your culture influences your biases and values</text:p>
          </text:list-item>
          <text:list-item>
            <text:p text:style-name="P18">Understand how other cultures influence other people’s biases and values</text:p>
          </text:list-item>
          <text:list-item>
            <text:p text:style-name="P18">Learn how to match your behaviours to people’s expectations when working in cross-cultural environments</text:p>
          </text:list-item>
        </text:list>
        <text:p text:style-name="P20"> </text:p>
      </text:section>
      <text:section text:style-name="Sect1" text:name="chapter-organizational-aspects-of-wisdom">
        <text:p text:style-name="P20"><draw:frame draw:style-name="fr1" draw:name="37" text:anchor-type="paragraph" svg:y="0in" svg:width="6.2681in" draw:z-index="9"><draw:text-box fo:min-height="1in"><text:p text:style-name="Standard"><draw:frame draw:style-name="fr1" draw:name="38" text:anchor-type="paragraph" svg:y="0in" svg:width="6.2681in" draw:z-index="10"><draw:text-box fo:min-height="1in"><text:p text:style-name="P20">Key Takeaways</text:p></draw:text-box></draw:frame></text:p><text:p text:style-name="Standard"><draw:frame draw:style-name="fr1" draw:name="39" text:anchor-type="paragraph" svg:y="0in" svg:width="6.2681in" draw:z-index="11"><draw:text-box fo:min-height="1in"><text:list xml:id="list34258256" text:style-name="L10"><text:list-item><text:p text:style-name="P5">Group wisdom requires individuals with social and emotional intelligence as well as cultural intelligence (when working in cross-cultural teams).</text:p></text:list-item><text:list-item><text:p text:style-name="P5">Wise teams require adaptable members.</text:p></text:list-item></text:list></draw:text-box></draw:frame></text:p></draw:text-box></draw:frame><draw:frame draw:style-name="fr2" draw:name="34" text:anchor-type="paragraph" svg:y="0in" svg:width="6.2681in" draw:z-index="7"><draw:text-box fo:min-height="1in"><text:p text:style-name="Standard"/><text:p text:style-name="Standard"><draw:frame draw:style-name="fr1" draw:name="36" text:anchor-type="paragraph" svg:y="0in" svg:width="6.2681in" draw:z-index="8"><draw:text-box fo:min-height="1in"><text:p text:style-name="P20">Consider some challenging group experiences you have experienced. These could include sports teams, workgroups, student project teams, or similar. Depending on your experiences, these may or may not include inter-cultural teams.</text:p><text:list xml:id="list34236624" text:style-name="List1"><text:list-item><text:p text:style-name="P3">Consider the tensions that groups face, as described above. Which of these tensions did the group you are thinking of experience? How did those tensions affect group performance? How did those tensions make you feel? How did you respond? Why did you react that way?</text:p></text:list-item><text:list-item><text:p text:style-name="P3">Reflect on the attributes of social and emotional intelligence and, if appropriate, cultural intelligence. If someone in the group exhibited these attributes, describe how they affected the group dynamic. If you feel no one exhibited these attributes, consider how social, emotional, and cultural intelligence may have improved the group dynamic.</text:p></text:list-item></text:list></draw:text-box></draw:frame></text:p></draw:text-box></draw:frame></text:p>
        <text:h text:style-name="Heading_20_3" text:outline-level="3"><text:bookmark text:name="chapter-organizational-aspects-of-wisdom"/>Organizational aspects of wisdom</text:h>
        <text:p text:style-name="P20">If you thought that managing a team’s dynamics was difficult, it gets even more challenging when you look at the whole organization. Organizations involve the coordinated activity between many teams, thus magnifying the challenges. Not only do you have a multiplicity of groups that need to manage themselves, but now you also have to manage the dynamics between groups.</text:p>
        <text:p text:style-name="P20">This added complexity makes for a chaotic and high-pressure life for members of an organization.<text:note text:id="ftn43" text:note-class="footnote"><text:note-citation>24</text:note-citation><text:note-body><text:p text:style-name="Footnote"/></text:note-body></text:note> <text:a xlink:type="simple" xlink:href="https://en.wikipedia.org/wiki/Peter_Vaill" text:style-name="Internet_20_link" text:visited-style-name="Visited_20_Internet_20_Link">Peter Vaill</text:a> described the chaos of organizational life as “… the nonstop cascade of surprising, novel, obtrusive events that pepper (and sometimes bombard) all managers, events that often cannot be foreseen or planned away.”<text:note text:id="ftn44" text:note-class="footnote"><text:note-citation>25</text:note-citation><text:note-body><text:p text:style-name="Footnote"/></text:note-body></text:note></text:p>
        <text:p text:style-name="P20">The immense time pressures that exist in organizations compound this problem. These time pressures prevent managers from reflecting on unfolding events and learning from experience. Consequently, managers think and act on the fly. This is hardly a recipe for wise action.</text:p>
        <text:p text:style-name="P20"><text:soft-page-break/>These challenges can cause many problems for organizations, which the table below summarizes:<text:note text:id="ftn45" text:note-class="footnote"><text:note-citation>26</text:note-citation><text:note-body><text:p text:style-name="Footnote"/></text:note-body></text:note><text:note text:id="ftn46" text:note-class="footnote"><text:note-citation>27</text:note-citation><text:note-body><text:p text:style-name="Footnote"/></text:note-body></text:note><text:note text:id="ftn47" text:note-class="footnote"><text:note-citation>28</text:note-citation><text:note-body><text:p text:style-name="Footnote"/></text:note-body></text:note></text:p>
        <table:table table:name="Table1" table:style-name="Table1">
          <table:table-column table:style-name="Table1.A"/>
          <table:table-column table:style-name="Table1.B"/>
          <table:table-column table:style-name="Table1.C"/>
          <table:table-column table:style-name="Table1.D"/>
          <table:table-row>
            <table:table-cell office:value-type="string">
              <text:p text:style-name="P23">Dysfunctions of values</text:p>
            </table:table-cell>
            <table:table-cell office:value-type="string">
              <text:p text:style-name="P23">Dysfunctions of rationality</text:p>
            </table:table-cell>
            <table:table-cell office:value-type="string">
              <text:p text:style-name="P23">Dysfunctions of power</text:p>
            </table:table-cell>
            <table:table-cell office:value-type="string">
              <text:p text:style-name="Standard"/>
            </table:table-cell>
          </table:table-row>
          <table:table-row>
            <table:table-cell office:value-type="string">
              <text:p text:style-name="P23"/>
            </table:table-cell>
            <table:table-cell office:value-type="string">
              <text:p text:style-name="P23"/>
            </table:table-cell>
            <table:table-cell office:value-type="string">
              <text:p text:style-name="P23"/>
            </table:table-cell>
            <table:table-cell office:value-type="string">
              <text:p text:style-name="Standard"/>
            </table:table-cell>
          </table:table-row>
        </table:table>
        <text:p text:style-name="Standard"><draw:frame draw:style-name="fr2" draw:name="40" text:anchor-type="paragraph" svg:y="0in" svg:width="6.2681in" draw:z-index="12"><draw:text-box fo:min-height="1in"><text:p text:style-name="Standard"><draw:frame draw:style-name="fr1" draw:name="41" text:anchor-type="paragraph" svg:y="0in" svg:width="6.2681in" draw:z-index="13"><draw:text-box fo:min-height="1in"><text:p text:style-name="P20">Exercises</text:p></draw:text-box></draw:frame></text:p><text:p text:style-name="Standard"><draw:frame draw:style-name="fr1" draw:name="42" text:anchor-type="paragraph" svg:y="0in" svg:width="6.2681in" draw:z-index="14"><draw:text-box fo:min-height="1in"><text:p text:style-name="P20">Reflect on the challenges members of an organization face as described above: chaos and time pressure. Then, review the dysfunctions caused by unwise action listed in the previous table.</text:p><text:list xml:id="list34234426" text:style-name="List1"><text:list-item><text:p text:style-name="P3">How might those challenges of chaos and time pressure lead to those dysfunctional actions? How might those pressures lead people to make dysfunctional choices?</text:p></text:list-item><text:list-item><text:p text:style-name="P3">Perhaps you have your own experience working in this type of environment. Are any of the organizations you have worked for guilty of partaking in these dysfunctional actions? What are the pressures that led you and your co-workers to take those actions?</text:p></text:list-item></text:list><text:p text:style-name="P20">For inspiration, the example directly below describes a situation where managers mimicked what other companies did, even though they believed those actions were detrimental in the long-term.</text:p></draw:text-box></draw:frame></text:p></draw:text-box></draw:frame></text:p>
        <text:p text:style-name="Standard"><draw:frame draw:style-name="fr2" draw:name="43" text:anchor-type="paragraph" svg:y="0in" svg:width="6.2681in" draw:z-index="15"><draw:text-box fo:min-height="1in"><text:p text:style-name="Standard"><draw:frame draw:style-name="fr1" draw:name="44" text:anchor-type="paragraph" svg:y="0in" svg:width="6.2681in" draw:z-index="16"><draw:text-box fo:min-height="1in"><text:p text:style-name="P20">An Example of Why Managers Follow The Pack</text:p></draw:text-box></draw:frame></text:p><text:p text:style-name="Standard"><draw:frame draw:style-name="fr1" draw:name="45" text:anchor-type="paragraph" svg:y="0in" svg:width="6.2681in" draw:z-index="17"><draw:text-box fo:min-height="1in"><text:p text:style-name="P20">In his book, <text:a xlink:type="simple" xlink:href="https://books.google.ca/books?id=kfG4NAEACAAJ&amp;dq=A+Demon+of+Our+Own+Design:+Markets,+Hedge+Funds,+and+the+Perils+of+Financial+Innovation&amp;hl=en&amp;sa=X&amp;ved=0ahUKEwiEtu_byJnkAhXuHjQIHaYUAxUQ6AEIKjAA" text:style-name="Internet_20_link" text:visited-style-name="Visited_20_Internet_20_Link"><text:span text:style-name="italic">A Demon of Our Own Design: Markets, Hedge Funds, and the Perils of Financial Innovation</text:span></text:a>, the author described the forces that led bankers to make investments in high-risk assets before the 2008 financial crisis. Despite short-term gains, most bankers knew these assets would ultimately result in losses, yet they still invested. Why?</text:p><text:p text:style-name="P20">Initially, when one bank makes a high-risk investment, they earn significant profits for a while. Their superior performance makes other banks look bad. Clients begin saying, “Bank A is earning a 15% return on investment; you are only earning 10%. Why should I invest my money with you?”</text:p><text:p text:style-name="P20">Bankers can try to explain to their clients that Bank A’s investment strategy is highly risky and will eventually result in losses. These losses, however, may take a long time to occur, and investors want to earn profits now.</text:p><text:p text:style-name="P20">When another bank, say, Bank B, makes the same investment, they, too, get a 15% return. Then Bank C joins the game. Ultimately, if you and your bank do not make the same high-risk investment, then you end up looking like you are a worse-than-average bank. Customers leave, and bankers get fired.</text:p><text:p text:style-name="P20">If you want to stay in the game, you need to follow the pack and make similar high-risk investments.</text:p><text:p text:style-name="P20">Then, when the high-risk investment ultimately goes bust, it goes bust for every bank at the same time. When clients say, “You’re losing my money!” the bank can reply, “Everyone is losing money. The economy is in a downturn, and everyone is suffering.”</text:p><text:p text:style-name="P20">Thus, if you fail to take the high-risk investment, you end up looking like you are performing worse than average when the investment is doing well. Then, when the high-risk investment ultimately fails, it fails for everyone, so you can claim that this calamity is beyond your control.</text:p><text:p text:style-name="P20">This dynamic creates immense pressure on bankers to follow other banks’ lead, even if they believe the strategy is ultimately doomed to failure.</text:p></draw:text-box></draw:frame></text:p></draw:text-box></draw:frame><text:soft-page-break/></text:p>
        <text:p text:style-name="P20">The challenges described above make wise action difficult. Organizational wisdom, however, is possible. The following table summarizes companies’ attributes that foster <text:soft-page-break/>wisdom:<text:note text:id="ftn48" text:note-class="footnote"><text:note-citation>29</text:note-citation><text:note-body><text:p text:style-name="Footnote"/></text:note-body></text:note><text:note text:id="ftn49" text:note-class="footnote"><text:note-citation>30</text:note-citation><text:note-body><text:p text:style-name="Footnote"/></text:note-body></text:note><text:note text:id="ftn50" text:note-class="footnote"><text:note-citation>31</text:note-citation><text:note-body><text:p text:style-name="Footnote"/></text:note-body></text:note></text:p>
        <text:p text:style-name="P20"> </text:p>
        <table:table table:name="Table2" table:style-name="Table2">
          <table:table-column table:style-name="Table2.A"/>
          <table:table-column table:style-name="Table2.B"/>
          <table:table-column table:style-name="Table2.C"/>
          <table:table-column table:style-name="Table2.D"/>
          <table:table-row>
            <table:table-cell office:value-type="string">
              <text:p text:style-name="P23">Strength in Values</text:p>
            </table:table-cell>
            <table:table-cell office:value-type="string">
              <text:p text:style-name="P23">Strength in Rationality</text:p>
            </table:table-cell>
            <table:table-cell office:value-type="string">
              <text:p text:style-name="P23">Strength in Use of Power</text:p>
            </table:table-cell>
            <table:table-cell office:value-type="string">
              <text:p text:style-name="Standard"/>
            </table:table-cell>
          </table:table-row>
        </table:table>
        <text:p text:style-name="Standard"><draw:frame draw:style-name="fr2" draw:name="46" text:anchor-type="paragraph" svg:y="0in" svg:width="6.2681in" draw:z-index="18"><draw:text-box fo:min-height="1in"><text:p text:style-name="Standard"><draw:frame draw:style-name="fr1" draw:name="47" text:anchor-type="paragraph" svg:y="0in" svg:width="6.2681in" draw:z-index="19"><draw:text-box fo:min-height="1in"><text:p text:style-name="P20">An Example of How Employees Use Their Power to Disempower Others</text:p></draw:text-box></draw:frame></text:p><text:p text:style-name="Standard"><draw:frame draw:style-name="fr1" draw:name="48" text:anchor-type="paragraph" svg:y="0in" svg:width="6.2681in" draw:z-index="20"><draw:text-box fo:min-height="1in"><text:p text:style-name="P20">One of the elements in the above table was wise companies foster employers who understand how they may accidentally use power to disempower others in their organization.</text:p><text:p text:style-name="P20">What does it mean to use your power to disempower others? Let’s look at an example.</text:p><text:p text:style-name="P20">A university department consisted of several faculty members. A few of these members had founded the department decades ago. Other members were recent hires and had only worked for several months to a couple of years.</text:p><text:p text:style-name="P20">Though the older, founding members of the department had no formal authority, they held these individuals in high esteem. As a result of the respect and seniority these senior members had, they possessed informal power within the department.</text:p><text:p text:style-name="P20">In itself, there was nothing wrong with this. These founding members had significant experience and a deep interest in the department’s success. Their authority, even though it was informal, did manage to “disempower” others, though.</text:p><text:p text:style-name="P20">During meetings, faculty would often debate different solutions to the problems they had. When one of these founding members spoke, however, the department considered the issue closed.</text:p><text:p text:style-name="P20">If a newer faculty member was dissatisfied with the resolution and sought to re-open the debate, they were met with resistance from the department. The debate was tolerated only so long as the founding members tolerated it.</text:p><text:p text:style-name="P20">As newer faculty chafed under this dynamic, morale dropped, and several people felt bullied.  The department risked sliding into dysfunction until the university intervened and moderated a negotiation over how department members treated one another.</text:p><text:p text:style-name="P20">If you have power, whether formal or informal, the key takeaway is you may inadvertently silence those with less power. Not only can this erode morale and create a toxic work environment, but it can also close avenues of good ideas and needed change.</text:p><text:p text:style-name="P20">To counter this, organizations that aspire to act wisely will foster awareness among its employees of how people might use power to disempower others. They further create systems that allow all voices to be heard.</text:p></draw:text-box></draw:frame></text:p></draw:text-box></draw:frame><text:soft-page-break/></text:p>
        <text:p text:style-name="Standard"><draw:frame draw:style-name="fr2" draw:name="49" text:anchor-type="paragraph" svg:y="0in" svg:width="6.2681in" draw:z-index="21"><draw:text-box fo:min-height="1in"><text:p text:style-name="Standard"><draw:frame draw:style-name="fr1" draw:name="50" text:anchor-type="paragraph" svg:y="0in" svg:width="6.2681in" draw:z-index="22"><draw:text-box fo:min-height="1in"><text:p text:style-name="P20">Key Takeaways</text:p></draw:text-box></draw:frame></text:p><text:p text:style-name="Standard"><draw:frame draw:style-name="fr1" draw:name="51" text:anchor-type="paragraph" svg:y="0in" svg:width="6.2681in" draw:z-index="23"><draw:text-box fo:min-height="1in"><text:list xml:id="list34252415" text:style-name="L11"><text:list-item><text:p text:style-name="P6">At the level of the organization, acting wisely requires individuals who: </text:p><text:list><text:list-item><text:p text:style-name="P6">Emphasize and honour fundamental values</text:p></text:list-item><text:list-item><text:p text:style-name="P6">Inspire others to solve problems creatively.</text:p></text:list-item><text:list-item><text:p text:style-name="P6">Use power constructively.</text:p></text:list-item></text:list><text:p text:style-name="P6"/></text:list-item></text:list></draw:text-box></draw:frame></text:p></draw:text-box></draw:frame><text:soft-page-break/></text:p>
      </text:section>
      <text:section text:style-name="Sect1" text:name="chapter-strategic-aspects-of-wisdom">
        <text:h text:style-name="Heading_20_3" text:outline-level="3"><text:bookmark text:name="chapter-strategic-aspects-of-wisdom"/>Strategic aspects of wisdom</text:h>
        <text:p text:style-name="P20">So far, we have looked at the complexity of an organization. We started by contemplating the individual’s wisdom, then the group, and later by collections of interacting groups. Organizations, however, do not operate in isolation, but rather in vast networks of organizations that include unions, competitors, suppliers, governments, consumers, communities, and so on.</text:p>
        <text:p text:style-name="P20">Therefore, individuals within an organization must manage the internal dynamics within their organization while also dealing with external pressures exerted by other organizations. Fun times.</text:p>
        <text:p text:style-name="P20">This textbook uses the word ‘strategic’ to refer to this high level of complexity since many of the decisions at this level involve strategically positioning the company in this network of stakeholders to achieve the organization’s goals.</text:p>
        <text:p text:style-name="P20">As you might imagine, acting wisely in this sea of complexity is challenging. In the absence of wisdom, firms fall back to utilitarianism. This, in turn, leads firms to reduce their decision-making to simple cost-benefit and return-on-investment analyses. This reliance on utilitarianism is problematic on three fronts:<text:note text:id="ftn51" text:note-class="footnote"><text:note-citation>32</text:note-citation><text:note-body><text:p text:style-name="Footnote"/></text:note-body></text:note></text:p>
        <text:list xml:id="list34264617" text:style-name="List1">
          <text:list-item>
            <text:p text:style-name="P14">Not everything valuable can be measured. These analyses tend to ignore or undervalue these intangible benefits.</text:p>
          </text:list-item>
          <text:list-item>
            <text:p text:style-name="P14">Such utilitarian approaches lead individuals to focus on what is measured rather than what is valuable.</text:p>
          </text:list-item>
          <text:list-item>
            <text:p text:style-name="P14">Different stakeholders pursue different benefits, so one organization’s cost-benefit analysis may be irrelevant to other stakeholders.</text:p>
          </text:list-item>
        </text:list>
        <text:p text:style-name="P20">Through utilitarianism, the multiple purposes of an organization become reduced to profit <text:soft-page-break/>maximization. Focusing solely on profits benefits some stakeholders, such as investors, but may negatively impact others.</text:p>
        <text:p text:style-name="P20"><draw:frame draw:style-name="fr2" draw:name="52" text:anchor-type="paragraph" svg:y="0in" svg:width="6.2681in" draw:z-index="24"><draw:text-box fo:min-height="1in"><text:p text:style-name="Standard"><draw:frame draw:style-name="fr1" draw:name="53" text:anchor-type="paragraph" svg:y="0in" svg:width="6.2681in" draw:z-index="30"><draw:text-box fo:min-height="1in"><text:p text:style-name="P20">An Extreme Example of a Utilitarian Approach to Decision-Making</text:p></draw:text-box></draw:frame></text:p><text:p text:style-name="Standard"><draw:frame draw:style-name="fr1" draw:name="54" text:anchor-type="paragraph" svg:y="0in" svg:width="6.2681in" draw:z-index="25"><draw:text-box fo:min-height="1in"><text:p text:style-name="P20">The following video presents a well-known case of the Ford Motor Company. In the 1970s, it sold a vehicle it knew had severe safety issues. It justified this action after determining that the costs of fixing the problem were higher than the costs they attributed to the deaths and injuries caused by the safety issue.</text:p><text:p text:style-name="P20"> </text:p><text:p text:style-name="Standard"><draw:frame draw:style-name="fr1" draw:name="55" text:anchor-type="paragraph" svg:y="0in" svg:width="6.2681in" draw:z-index="26"><draw:text-box fo:min-height="1in"><text:p text:style-name="P20">One or more interactive elements has been excluded from this version of the text. You can view them online here: https://kpu.pressbooks.pub/developingwisdom/?p=217#oembed-1 </text:p></draw:text-box></draw:frame></text:p></draw:text-box></draw:frame></text:p></draw:text-box></draw:frame>For example, employees generally find the pursuit of profit maximization to the exclusion of all else lacks meaning.<text:note text:id="ftn52" text:note-class="footnote"><text:note-citation>33</text:note-citation><text:note-body><text:p text:style-name="Footnote"/></text:note-body></text:note> Exclusive focus on profit maximization further ignores the firm’s impact on society.<text:note text:id="ftn53" text:note-class="footnote"><text:note-citation>34</text:note-citation><text:note-body><text:p text:style-name="Footnote"/></text:note-body></text:note> The following example demonstrates this.</text:p>
        <text:p text:style-name="P20">Organizations that aspire to act wisely do not ignore profit maximization but rather focus on harmonizing multiple values.<text:note text:id="ftn54" text:note-class="footnote"><text:note-citation>35</text:note-citation><text:note-body><text:p text:style-name="Footnote"/></text:note-body></text:note> Its leaders use knowledge and experience to make choices that appeal to multiple stakeholders.<text:note text:id="ftn55" text:note-class="footnote"><text:note-citation>36</text:note-citation><text:note-body><text:p text:style-name="Footnote"/></text:note-body></text:note> Achieving this requires leaders to embody the virtue of <text:span text:style-name="italic">phronesis</text:span>.</text:p>
        <text:p text:style-name="P20"><text:span text:style-name="italic">Phronesis</text:span> is the capacity to do what is realistic. Those in possession of <text:span text:style-name="italic">phronesis</text:span> are adaptive, understand the ethics of a given situation, and commit to act.<text:note text:id="ftn56" text:note-class="footnote"><text:note-citation>37</text:note-citation><text:note-body><text:p text:style-name="Footnote"/></text:note-body></text:note> They focus on doing the ethically practical in a given situation. They can work in conditions of uncertainty and develop skills to manage incompatible and incommensurate values between stakeholder <text:soft-page-break/>groups.<text:note text:id="ftn57" text:note-class="footnote"><text:note-citation>38</text:note-citation><text:note-body><text:p text:style-name="Footnote"/></text:note-body></text:note><text:note text:id="ftn58" text:note-class="footnote"><text:note-citation>39</text:note-citation><text:note-body><text:p text:style-name="Footnote"/></text:note-body></text:note><text:note text:id="ftn59" text:note-class="footnote"><text:note-citation>40</text:note-citation><text:note-body><text:p text:style-name="Footnote"/></text:note-body></text:note></text:p>
        <text:p text:style-name="P20">Rather than succumb to utilitarianism, leaders exhibiting <text:span text:style-name="italic">phronesis</text:span> recognize that the goals organizations strive to achieve cannot be separated from the means used to achieve them. They recognize that even though a goal may be highly valued, if the means needed to achieve it are undesirable, then perhaps the pursuit of that goal is unjustified.</text:p>
        <text:p text:style-name="P20">Operating wisely at this strategic level requires leaders who consider which goals are valuable in light of the means they and other stakeholders use to achieve them.<text:note text:id="ftn60" text:note-class="footnote"><text:note-citation>41</text:note-citation><text:note-body><text:p text:style-name="Footnote"/></text:note-body></text:note></text:p>
        <text:p text:style-name="P20">Achieving this level of insight requires leaders who combine knowledge, experience, and spirituality.</text:p>
        <text:list xml:id="list8390239170388577253" text:style-name="L17">
          <text:list-item>
            <text:p text:style-name="P19"><text:span text:style-name="italic">Knowledge</text:span> refers to knowing about things and knowing how to do something. Though this is a critical attribute, it is insufficient because our knowledge is often limited and flawed.</text:p>
          </text:list-item>
          <text:list-item>
            <text:p text:style-name="P19"><text:span text:style-name="italic">Experience</text:span> gives individuals a broader understanding of specific situational environments and facilitates integrating new knowledge into existing knowledge. Experience gives individuals the confidence to make decisions with incomplete information and hones their intuition.</text:p>
          </text:list-item>
          <text:list-item>
            <text:p text:style-name="P19"><text:span text:style-name="italic">Spirituality</text:span> refers to an individual’s moral maturity and ability to use universal principles such as integrity, compassion, honesty, and justice to justify their actions.<text:note text:id="ftn61" text:note-class="footnote"><text:note-citation>42</text:note-citation><text:note-body><text:p text:style-name="Footnote"/></text:note-body></text:note></text:p>
          </text:list-item>
        </text:list>
        <text:p text:style-name="P20"><draw:frame draw:style-name="fr2" draw:name="56" text:anchor-type="paragraph" svg:y="0in" svg:width="6.2681in" draw:z-index="27"><draw:text-box fo:min-height="1in"><text:p text:style-name="Standard"><draw:frame draw:style-name="fr1" draw:name="57" text:anchor-type="paragraph" svg:y="0in" svg:width="6.2681in" draw:z-index="28"><draw:text-box fo:min-height="1in"><text:p text:style-name="P20">Key Takeaways</text:p></draw:text-box></draw:frame></text:p><text:p text:style-name="Standard"><draw:frame draw:style-name="fr1" draw:name="58" text:anchor-type="paragraph" svg:y="0in" svg:width="6.2681in" draw:z-index="29"><draw:text-box fo:min-height="1in"><text:list xml:id="list34261941" text:style-name="L12"><text:list-item><text:p text:style-name="P7">At the strategic level, acting wisely requires leaders who recognize their organization is embedded in a network of stakeholders, each of whom pursues their values.</text:p></text:list-item><text:list-item><text:p text:style-name="P7">Rather than undermining others’ value-positions, wise leaders harmonize the values of all stakeholders as much as possible.</text:p></text:list-item><text:list-item><text:p text:style-name="P7">Wise leaders do the ethically practical given their situation and can operate in environments of complexity and uncertainty.</text:p></text:list-item></text:list></draw:text-box></draw:frame></text:p></draw:text-box></draw:frame></text:p>
      </text:section>
      <text:p text:style-name="P23"/>
      <text:h text:style-name="Heading_20_3" text:outline-level="3"><text:bookmark text:name="chapter-all-this-sounds-great-but-how-do-we-achieve-it"/><text:span text:style-name="T1">All this sounds great, but how do we achieve it?</text:span></text:h>
      <text:p text:style-name="P20">The preceding sections explored wisdom at the individual, group, organizational, and strategic levels. We introduced the many challenges individuals in organizations face to acting wisely. We further explored how wisdom manifests at each of these levels and the impact of wisdom’s absence. In this discussion, this chapter introduced many ideas that probably sound nice to many people. How do we implement these ideas, though?</text:p>
      <text:p text:style-name="P20">If it were easy, wisdom would be common. The complexity and competing pressures in organizational environments are real. In the face of these challenges, the ideas that sound insightful in texts seem hopelessly naive. How do we overcome these challenges? How do we imbue people with the skills they need to act wisely in the ‘real world?’</text:p>
      <text:p text:style-name="P20">It is these questions that the remainder of this text seeks to answer. For now, let us quickly summarize the three themes of wisdom.</text:p>
      <text:list xml:id="list34256838" text:style-name="List1">
        <text:list-item>
          <text:p text:style-name="P14">Values: Values guide wise action</text:p>
        </text:list-item>
        <text:list-item>
          <text:p text:style-name="P14">Rationality: Knowledge is required but insufficient for wise action</text:p>
        </text:list-item>
        <text:list-item>
          <text:p text:style-name="P14">Power: Wisdom is action-oriented</text:p>
        </text:list-item>
      </text:list>
      <text:p text:style-name="P20">Our first step along this path is introducing a framework this text will use to understand organizational life. This framework, which the next chapter describes in detail, is called <text:span text:style-name="italic">critical realism</text:span>.</text:p>
      <text:p text:style-name="P20">After that, we will dive into the three structures of wisdom. First, we will explore values and how they operate in organizations.</text:p>
      <text:p text:style-name="P20">Then, we will consider rationality. Rationality is related to knowledge in that it considers how we come to understand and learn about the world and rationalize our actions. In this chapter, we will discuss the many different forms rationality can take in organizations.</text:p>
      <text:p text:style-name="P20">Following that, we will discuss power. Power is related to action, for one must exercise their power to act in an organization.</text:p>
      <text:p text:style-name="P20">With that background, this textbook explores how people put values, rationality, and power into practice in an organization. Later chapters will explore how power and values influence each other as well as power and rationality. We will consider how individuals in organizations can build alliances that support desired actions and manage resistance.</text:p>
      <text:p text:style-name="P20">The textbook will then tie all these pieces together to address how to develop organizational wisdom purposefully. </text:p>
      <text:p text:style-name="P20">The final section of this textbook then looks at the road ahead. Concluding chapters will discuss what actions you can take to develop your wisdom. This textbook then closes with a discussion of how you can find the courage to create a better and stronger world.</text:p>
      <text:p text:style-name="P21"><text:soft-page-break/>We have an exciting road of discovery ahead of us. Let’s get in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Bats" svg:font-family="StarBats" style:font-charset="x-symbol"/>
    <style:font-face style:name="Noticia Text" svg:font-family="'Noticia Text', Times, 'SBL Greek', serif"/>
    <style:font-face style:name="Open Sans" svg:font-family="'Open Sans', Helvetica, 'GFS Neohellenic',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talic" style:family="text">
      <style:text-properties fo:font-style="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Numbering_5f_20_5f_Symbols" style:display-name="Numbering_20_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mageFrame1" style:family="graphic">
      <style:graphic-properties svg:x="0in" style:wrap="none" style:horizontal-pos="center" style:horizontal-rel="paragraph-content" fo:background-color="transparent" style:background-transparency="100%" fo:padding="0in" fo:border="none">
        <style:background-image/>
      </style:graphic-properties>
    </style:style>
    <style:style style:name="textbox" style:family="graphic" style:parent-style-name="imageFrame1">
      <style:graphic-properties svg:x="0in" svg:y="0in" fo:margin-left="0in" fo:margin-right="0in" fo:margin-top="0.1in" fo:margin-bottom="0in" style:run-through="foreground" style:wrap="none" style:vertical-pos="from-top" style:vertical-rel="page" style:horizontal-pos="center" style:horizontal-rel="paragraph" fo:padding="0.1in" fo:border="0.0138in solid #000000" style:shadow="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1">
      <text:list-level-style-number text:level="1" text:style-name="Numbering_5f_20_5f_Symbols" style:num-suffix="." style:num-format="1">
        <style:list-level-properties text:space-before="0.25in" text:min-label-width="0.25in"/>
      </text:list-level-style-number>
      <text:list-level-style-number text:level="2" text:style-name="Numbering_5f_20_5f_Symbols" style:num-suffix="." style:num-format="1">
        <style:list-level-properties text:space-before="0.5in" text:min-label-width="0.25in"/>
      </text:list-level-style-number>
      <text:list-level-style-number text:level="3" text:style-name="Numbering_5f_20_5f_Symbols" style:num-suffix="." style:num-format="1">
        <style:list-level-properties text:space-before="0.75in" text:min-label-width="0.25in"/>
      </text:list-level-style-number>
      <text:list-level-style-number text:level="4" text:style-name="Numbering_5f_20_5f_Symbols" style:num-suffix="." style:num-format="1">
        <style:list-level-properties text:space-before="1in" text:min-label-width="0.25in"/>
      </text:list-level-style-number>
      <text:list-level-style-number text:level="5" text:style-name="Numbering_5f_20_5f_Symbols" style:num-suffix="." style:num-format="1">
        <style:list-level-properties text:space-before="1.25in" text:min-label-width="0.25in"/>
      </text:list-level-style-number>
      <text:list-level-style-number text:level="6" text:style-name="Numbering_5f_20_5f_Symbols" style:num-suffix="." style:num-format="1">
        <style:list-level-properties text:space-before="1.5in" text:min-label-width="0.25in"/>
      </text:list-level-style-number>
      <text:list-level-style-number text:level="7" text:style-name="Numbering_5f_20_5f_Symbols" style:num-suffix="." style:num-format="1">
        <style:list-level-properties text:space-before="1.75in" text:min-label-width="0.25in"/>
      </text:list-level-style-number>
      <text:list-level-style-number text:level="8" text:style-name="Numbering_5f_20_5f_Symbols" style:num-suffix="." style:num-format="1">
        <style:list-level-properties text:space-before="2in" text:min-label-width="0.25in"/>
      </text:list-level-style-number>
      <text:list-level-style-number text:level="9" text:style-name="Numbering_5f_20_5f_Symbols" style:num-suffix="." style:num-format="1">
        <style:list-level-properties text:space-before="2.25in" text:min-label-width="0.25in"/>
      </text:list-level-style-number>
      <text:list-level-style-number text:level="10" text:style-name="Numbering_5f_20_5f_Symbols"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MP0"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acy Snyder</meta:initial-creator>
    <meta:creation-date>2022-02-15T14:20:23.57</meta:creation-date>
    <dc:date>2022-02-15T14:32:25.07</dc:date>
    <dc:creator>Stacy Snyder</dc:creator>
    <meta:editing-duration>PT12M1S</meta:editing-duration>
    <meta:editing-cycles>2</meta:editing-cycles>
    <meta:generator>OpenOffice/4.1.11$Win32 OpenOffice.org_project/4111m1$Build-9808</meta:generator>
    <meta:document-statistic meta:table-count="2" meta:image-count="0" meta:object-count="0" meta:page-count="16" meta:paragraph-count="181" meta:word-count="4260" meta:character-count="27319"/>
  </office:meta>
</office:document-meta>
</file>